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6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table:number-columns-repeated="8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21:06:08.240984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15T21:09:43.853378296</dc:date>
    <meta:editing-duration>PT58M58S</meta:editing-duration>
    <meta:editing-cycles>22</meta:editing-cycles>
    <meta:generator>LibreOffice/6.4.5.2$Linux_X86_64 LibreOffice_project/40$Build-2</meta:generator>
    <meta:document-statistic meta:table-count="1" meta:cell-count="1665" meta:object-count="0"/>
  </office:meta>
</office:document-meta>
</file>